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matica SC" svg:font-family="'Amatica SC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ShArpie" svg:font-family="ShArpie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Fredoka One" svg:font-family="'Fredoka One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plus 1p" svg:font-family="'Mplus 1p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354in" fo:margin-left="0in" fo:margin-right="-0.0104in" table:align="margins"/>
    </style:style>
    <style:style style:name="Table1.A" style:family="table-column">
      <style:table-column-properties style:column-width="2.8104in" style:rel-column-width="19520*"/>
    </style:style>
    <style:style style:name="Table1.B" style:family="table-column">
      <style:table-column-properties style:column-width="4.941in" style:rel-column-width="34318*"/>
    </style:style>
    <style:style style:name="Table1.C" style:family="table-column">
      <style:table-column-properties style:column-width="0.2424in" style:rel-column-width="1683*"/>
    </style:style>
    <style:style style:name="Table1.D" style:family="table-column">
      <style:table-column-properties style:column-width="1.4417in" style:rel-column-width="10014*"/>
    </style:style>
    <style:style style:name="Table1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354in" fo:margin-left="0in" fo:margin-right="-0.0104in" table:align="margins"/>
    </style:style>
    <style:style style:name="Table2.A" style:family="table-column">
      <style:table-column-properties style:column-width="3.0646in" style:rel-column-width="21285*"/>
    </style:style>
    <style:style style:name="Table2.B" style:family="table-column">
      <style:table-column-properties style:column-width="4.191in" style:rel-column-width="29108*"/>
    </style:style>
    <style:style style:name="Table2.C" style:family="table-column">
      <style:table-column-properties style:column-width="0.2424in" style:rel-column-width="1683*"/>
    </style:style>
    <style:style style:name="Table2.D" style:family="table-column">
      <style:table-column-properties style:column-width="1.9375in" style:rel-column-width="13459*"/>
    </style:style>
    <style:style style:name="Table2.1" style:family="table-row">
      <style:table-row-properties style:min-row-height="0.3153in"/>
    </style:style>
    <style:style style:name="Table2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3" style:family="paragraph" style:parent-style-name="Standard">
      <style:text-properties officeooo:paragraph-rsid="000437c6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0437c6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357f31" officeooo:paragraph-rsid="000437c6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0437c6" officeooo:paragraph-rsid="000437c6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rsid="002b0604" officeooo:paragraph-rsid="000437c6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20ef54" officeooo:paragraph-rsid="000437c6" style:font-size-asian="10pt" style:font-name-complex="Hebrew Paleo Gezer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0de4f3" officeooo:paragraph-rsid="000de4f3" style:font-size-asian="10pt" style:font-name-complex="Hebrew Paleo Gezer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officeooo:rsid="000feeac" officeooo:paragraph-rsid="000feeac" style:font-size-asian="10pt" style:font-name-complex="Hebrew Paleo Gezer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Keter Aram Tsova" style:font-size-complex="10pt" style:language-complex="he" style:country-complex="I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Hebrew Paleo Siloam" style:font-size-complex="12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FreeSans" fo:font-size="13pt" officeooo:rsid="003df3dc" officeooo:paragraph-rsid="000437c6" style:font-size-asian="13pt" style:font-name-complex="Hebrew Paleo Lachish" style:font-size-complex="13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Gezer" style:font-size-complex="14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Mesha" style:font-size-complex="14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Imperial Yeb" style:font-size-complex="14pt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Early Br Rkb" style:font-size-complex="14pt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VIIBCE" style:font-size-complex="14pt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Phoenician Ahiram" style:font-size-complex="14pt"/>
    </style:style>
    <style:style style:name="P23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Open Sans" fo:font-size="12pt" fo:font-weight="bold" officeooo:paragraph-rsid="000437c6" style:font-size-asian="12pt" style:font-weight-asian="bold" style:font-name-complex="Nachlieli CLM" style:font-size-complex="12pt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Open Sans" fo:font-size="10pt" officeooo:rsid="00073844" officeooo:paragraph-rsid="00073844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Open Sans" fo:font-size="10pt" officeooo:rsid="000983c5" officeooo:paragraph-rsid="000983c5" style:font-size-asian="10pt" style:font-name-complex="Keter Aram Tsova" style:font-size-complex="10pt" style:language-complex="he" style:country-complex="I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Open Sans" fo:font-size="10pt" officeooo:rsid="00090610" officeooo:paragraph-rsid="00090610" style:font-size-asian="10pt" style:font-name-complex="Keter Aram Tsova" style:font-size-complex="10pt" style:language-complex="he" style:country-complex="I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Open Sans" fo:font-size="10pt" officeooo:rsid="000dfb41" officeooo:paragraph-rsid="000dfb41" style:font-size-asian="10pt" style:font-name-complex="Keter Aram Tsova" style:font-size-complex="10pt" style:language-complex="he" style:country-complex="IL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Open Sans" fo:font-size="10pt" officeooo:rsid="000edaa2" officeooo:paragraph-rsid="000edaa2" style:font-size-asian="10pt" style:font-name-complex="Keter Aram Tsova" style:font-size-complex="10pt" style:language-complex="he" style:country-complex="IL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italic" officeooo:rsid="003df3dc" officeooo:paragraph-rsid="000437c6" style:font-size-asian="16pt" style:font-style-asian="italic" style:font-name-complex="Drugulin CLM" style:font-size-complex="16pt" style:language-complex="he" style:country-complex="IL" style:font-style-complex="italic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normal" officeooo:rsid="003df3dc" officeooo:paragraph-rsid="000437c6" style:font-size-asian="16pt" style:font-style-asian="normal" style:font-name-complex="Drugulin CLM" style:font-size-complex="16pt" style:language-complex="he" style:country-complex="IL" style:font-style-complex="normal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Linux Biolinum G" style:font-size-complex="14pt" style:language-complex="he" style:country-complex="IL" style:font-style-complex="normal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MigdalHaemeq" style:font-size-complex="14pt" style:language-complex="he" style:country-complex="IL" style:font-style-complex="normal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Retro Perspective" style:font-size-complex="14pt" style:language-complex="he" style:country-complex="IL" style:font-style-complex="normal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sakim" style:font-size-complex="14pt" style:language-complex="he" style:country-complex="IL" style:font-style-complex="normal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Nehama" style:font-size-complex="14pt" style:language-complex="he" style:country-complex="IL" style:font-style-complex="normal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Nachlaot" style:font-size-complex="14pt" style:language-complex="he" style:country-complex="IL" style:font-style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nka CLM" style:font-size-complex="14pt" style:language-complex="he" style:country-complex="IL" style:font-style-complex="normal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an CLM" style:font-size-complex="14pt" style:language-complex="he" style:country-complex="IL" style:font-style-complex="normal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rashim CLM" style:font-size-complex="14pt" style:language-complex="he" style:country-complex="IL" style:font-style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Comix No2 CLM" style:font-size-complex="14pt" style:language-complex="he" style:country-complex="IL" style:font-style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nua-Libre" style:font-size-complex="14pt" style:language-complex="he" style:country-complex="IL" style:font-style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Yehuda CLM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ladia CLM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Stopmotion" style:font-size-complex="14pt" style:language-complex="he" style:country-complex="IL" style:font-style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Paskol" style:font-size-complex="14pt" style:language-complex="he" style:country-complex="IL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Carmelit Regular" style:font-size-complex="14pt" style:language-complex="he" style:country-complex="IL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felix007 Medium" style:font-size-complex="14pt" style:language-complex="he" style:country-complex="IL" style:font-style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OSP_Le-patin-helvete" style:font-size-complex="14pt" style:language-complex="he" style:country-complex="IL" style:font-style-complex="norma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de4f3" style:font-size-asian="14pt" style:font-style-asian="normal" style:font-name-complex="Looks Like S'pht" style:font-size-complex="14pt" style:language-complex="he" style:country-complex="IL" style:font-style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dfb41" style:font-size-asian="14pt" style:font-style-asian="normal" style:font-name-complex="Amatica SC" style:font-size-complex="14pt" style:language-complex="he" style:country-complex="IL" style:font-style-complex="norma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edaa2" style:font-size-asian="14pt" style:font-style-asian="normal" style:font-name-complex="ShArpie" style:font-size-complex="14pt" style:language-complex="he" style:country-complex="IL" style:font-style-complex="normal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erif" style:font-size-complex="14pt" style:language-complex="he" style:country-complex="IL"/>
    </style:style>
    <style:style style:name="P54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ans" style:font-size-complex="14pt" style:language-complex="he" style:country-complex="IL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Pfennig" style:font-size-complex="14pt" style:language-complex="he" style:country-complex="IL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Miriam Mono CLM" style:font-size-complex="14pt" style:language-complex="he" style:country-complex="IL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Mono" style:font-size-complex="14pt" style:language-complex="he" style:country-complex="IL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Aharoni CLM" style:font-size-complex="14pt" style:language-complex="he" style:country-complex="IL"/>
    </style:style>
    <style:style style:name="P59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Ktav Yad CLM" style:font-size-complex="14pt" style:language-complex="he" style:country-complex="IL"/>
    </style:style>
    <style:style style:name="P60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Ellinia CLM" style:font-size-complex="14pt"/>
    </style:style>
    <style:style style:name="P6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illel CLM" style:font-size-complex="14pt" style:language-complex="he" style:country-complex="IL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 style:language-complex="he" style:country-complex="IL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de4f3" style:font-size-asian="14pt" style:font-name-complex="Carmela" style:font-size-complex="14pt" style:language-complex="he" style:country-complex="IL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italic" fo:font-weight="normal" officeooo:rsid="003df3dc" officeooo:paragraph-rsid="000437c6" style:font-size-asian="14pt" style:font-style-asian="italic" style:font-weight-asian="normal" style:font-name-complex="Ellinia CLM" style:font-size-complex="14pt" style:language-complex="he" style:country-complex="IL" style:font-style-complex="italic" style:font-weight-complex="normal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Horev CLM" style:font-size-complex="24pt" style:language-complex="he" style:country-complex="IL" style:font-style-complex="normal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fo:font-weight="bold" officeooo:rsid="003df3dc" officeooo:paragraph-rsid="000437c6" style:font-size-asian="12pt" style:font-style-asian="normal" style:font-weight-asian="bold" style:font-name-complex="Refoyl" style:font-size-complex="12pt" style:language-complex="he" style:country-complex="IL" style:font-style-complex="normal" style:font-weight-complex="bold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Siloam" style:font-size-complex="12pt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hoenician Ahiram" style:font-size-complex="12pt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VIIBCE" style:font-size-complex="12pt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Early Br Rkb" style:font-size-complex="12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Imperial Yeb" style:font-size-complex="12pt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Mesha" style:font-size-complex="12pt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Gezer" style:font-size-complex="12pt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Lachish" style:font-size-complex="12pt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Samaritan" style:font-size-complex="12pt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Dragon" style:font-size-complex="18pt" style:language-complex="he" style:country-complex="IL" style:font-style-complex="normal"/>
    </style:style>
    <style:style style:name="P79" style:family="paragraph" style:parent-style-name="Standard">
      <style:paragraph-properties fo:text-align="end" style:justify-single-word="false" style:writing-mode="rl-tb"/>
      <style:text-properties style:font-name="Hebrew Paleo Gezer" fo:font-size="13pt" officeooo:rsid="003df3dc" officeooo:paragraph-rsid="000437c6" style:font-size-asian="13pt" style:font-name-complex="Miri" style:font-size-complex="13pt" style:language-complex="he" style:country-complex="IL"/>
    </style:style>
    <style:style style:name="P80" style:family="paragraph" style:parent-style-name="Standard">
      <style:paragraph-properties fo:text-align="end" style:justify-single-word="false" style:writing-mode="rl-tb"/>
      <style:text-properties style:font-name="Hebrew Paleo Gezer" fo:font-size="11pt" officeooo:rsid="003df3dc" officeooo:paragraph-rsid="000437c6" style:font-size-asian="11pt" style:font-name-complex="Hebrew Paleo Qumran" style:font-size-complex="11pt"/>
    </style:style>
    <style:style style:name="P81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a4e7e" style:font-size-asian="14pt" style:font-name-complex="Shmulik CLM" style:font-size-complex="14pt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0437c6" style:font-size-asian="12pt" style:font-weight-asian="bold" style:font-name-complex="Hebrew Samaritan" style:font-size-complex="12pt" style:font-weight-complex="bold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feeac" style:font-size-asian="14pt" style:font-style-asian="normal" style:font-name-complex="Mplus 1p" style:font-size-complex="14pt" style:language-complex="he" style:country-complex="IL" style:font-style-complex="normal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10acae" style:font-size-asian="14pt" style:font-style-asian="normal" style:font-name-complex="Fredoka One" style:font-size-complex="14pt" style:language-complex="he" style:country-complex="IL" style:font-style-complex="normal"/>
    </style:style>
    <style:style style:name="P86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87" style:family="paragraph" style:parent-style-name="Standard">
      <style:paragraph-properties fo:text-align="start" style:justify-single-word="false"/>
      <style:text-properties style:font-name="Open Sans" fo:font-size="10pt" officeooo:rsid="0010acae" officeooo:paragraph-rsid="0010acae" style:font-size-asian="10pt" style:font-name-complex="Hebrew Paleo Gezer" style:font-size-complex="10pt"/>
    </style:style>
    <style:style style:name="T1" style:family="text">
      <style:text-properties officeooo:rsid="0018668c" style:language-complex="he" style:country-complex="IL"/>
    </style:style>
    <style:style style:name="T2" style:family="text">
      <style:text-properties fo:font-size="12pt" officeooo:rsid="001bff44" fo:background-color="transparent" loext:char-shading-value="0" style:font-size-asian="12pt" style:font-name-complex="Nachlieli CLM" style:font-size-complex="12pt"/>
    </style:style>
    <style:style style:name="T3" style:family="text">
      <style:text-properties officeooo:rsid="00277b71"/>
    </style:style>
    <style:style style:name="T4" style:family="text">
      <style:text-properties fo:font-style="normal" officeooo:rsid="003df3dc" style:font-style-asian="normal" style:font-style-complex="normal"/>
    </style:style>
    <style:style style:name="T5" style:family="text">
      <style:text-properties fo:font-style="normal" officeooo:rsid="003df3dc" style:font-style-asian="normal" style:font-name-complex="Ozrad CLM" style:language-complex="he" style:country-complex="IL" style:font-style-complex="normal"/>
    </style:style>
    <style:style style:name="T6" style:family="text">
      <style:text-properties fo:font-style="normal" officeooo:rsid="003df3dc" style:font-style-asian="normal" style:font-name-complex="Journal CLM" style:font-style-complex="normal"/>
    </style:style>
    <style:style style:name="T7" style:family="text">
      <style:text-properties officeooo:rsid="003df3dc"/>
    </style:style>
    <style:style style:name="T8" style:family="text">
      <style:text-properties officeooo:rsid="0018668c"/>
    </style:style>
    <style:style style:name="T9" style:family="text">
      <style:text-properties style:font-name-complex="Hebrew SoferStam Ashkenaz" style:language-complex="he" style:country-complex="IL"/>
    </style:style>
    <style:style style:name="T10" style:family="text">
      <style:text-properties style:font-name-complex="Journal CLM"/>
    </style:style>
    <style:style style:name="T11" style:family="text">
      <style:text-properties officeooo:rsid="00017e83" fo:background-color="transparent" loext:char-shading-value="0"/>
    </style:style>
    <style:style style:name="T12" style:family="text">
      <style:text-properties officeooo:rsid="001bff44" fo:background-color="transparent" loext:char-shading-value="0"/>
    </style:style>
    <style:style style:name="T13" style:family="text">
      <style:text-properties officeooo:rsid="000437c6" fo:background-color="transparent" loext:char-shading-value="0"/>
    </style:style>
    <style:style style:name="T14" style:family="text">
      <style:text-properties officeooo:rsid="001ecdc3"/>
    </style:style>
    <style:style style:name="T15" style:family="text">
      <style:text-properties style:font-name-complex="Hebrew Paleo Qumran"/>
    </style:style>
    <style:style style:name="T16" style:family="text">
      <style:text-properties officeooo:rsid="00054c21" style:font-name-complex="Hebrew Paleo Qumran"/>
    </style:style>
    <style:style style:name="T17" style:family="text">
      <style:text-properties style:font-name="Hebrew Paleo Gezer" fo:font-style="normal" officeooo:rsid="003df3dc" style:font-style-asian="normal" style:font-name-complex="Noot" style:language-complex="he" style:country-complex="IL" style:font-style-complex="normal"/>
    </style:style>
    <style:style style:name="T18" style:family="text">
      <style:text-properties style:font-name="Hebrew Paleo Gezer" fo:font-style="normal" officeooo:rsid="003df3dc" style:font-style-asian="normal" style:font-name-complex="PtilNarrow" style:language-complex="he" style:country-complex="IL" style:font-style-complex="normal"/>
    </style:style>
    <style:style style:name="T19" style:family="text">
      <style:text-properties style:font-name="Hebrew Paleo Gezer" fo:font-style="normal" officeooo:rsid="003df3dc" style:font-style-asian="normal" style:font-name-complex="PtilWide" style:language-complex="he" style:country-complex="IL" style:font-style-complex="normal"/>
    </style:style>
    <style:style style:name="T20" style:family="text">
      <style:text-properties officeooo:rsid="0007de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<text:span text:style-name="T2">Fonts </text:span><text:span text:style-name="T11">not</text:span><text:span text:style-name="T2"> supporting </text:span><text:span text:style-name="T11">Hebrew Diacritic positioning, </text:span><text:span text:style-name="T13">continued</text:span><text:span text:style-name="T12"> (</text:span><text:span text:style-name="T11">default </text:span><text:span text:style-name="T12">14pt)</text:span></text:p>
          </table:table-cell>
          <table:table-cell table:style-name="Table1.B1" office:value-type="string">
            <text:p text:style-name="P30">דג סקרן שט בים מאוכזב ולפתע מצא חברה</text:p>
          </table:table-cell>
          <table:table-cell table:style-name="Table1.B1" office:value-type="string">
            <text:p text:style-name="P1"/>
          </table:table-cell>
          <table:table-cell table:style-name="Table1.D1" office:value-type="string">
            <text:p text:style-name="P4">Drugulin CLM <text:span text:style-name="T3">(Italic, 16pt)</text:span>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31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5">Drugulin CLM 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32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Linux Biolinum/Libertine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5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Serif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64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10">Carmela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47">דג סקרן שט בים מאוכזב ולפתע מצא חברה</text:p>
          </table:table-cell>
          <table:table-cell table:style-name="Table1.B2" office:value-type="string">
            <text:p text:style-name="P23"/>
          </table:table-cell>
          <table:table-cell table:style-name="Table1.D2" office:value-type="string">
            <text:p text:style-name="P25">Carmelit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48">דג סקרן שט בים מאוכזב ולפתע מצא חברה</text:p>
          </table:table-cell>
          <table:table-cell table:style-name="Table1.B2" office:value-type="string">
            <text:p text:style-name="P23"/>
          </table:table-cell>
          <table:table-cell table:style-name="Table1.D2" office:value-type="string">
            <text:p text:style-name="P25">Felix007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54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Sans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49">דג סקרן שט בים מאוכזב ולפתע מצא חברה</text:p>
          </table:table-cell>
          <table:table-cell table:style-name="Table1.B2" office:value-type="string">
            <text:p text:style-name="P23"/>
          </table:table-cell>
          <table:table-cell table:style-name="Table1.D2" office:value-type="string">
            <text:p text:style-name="P26">OSP_Le-Patin-Helvete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84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11">Mplus 1p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55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6">Pfennig</text:p>
          </table:table-cell>
        </table:table-row>
        <table:table-row>
          <table:table-cell table:style-name="Table1.A2" table:number-columns-spanned="2" office:value-type="string">
            <text:p text:style-name="P56"><text:span text:style-name="T4">דג סקרן שט בים מאוכזב ולפתע מצא חברה</text:span> 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riam Mono CLM</text:p>
          </table:table-cell>
        </table:table-row>
        <table:table-row>
          <table:table-cell table:style-name="Table1.A2" table:number-columns-spanned="2" office:value-type="string">
            <text:p text:style-name="P57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Mono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58"><text:span text:style-name="T4">דג סקרן שט בים מאוכזב ולפתע מצא חברה</text:span> </text:p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12">Aharoni CLM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66">דג סקרן שט בים מאוכזב ולפתע מצא חברה</text:p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12">Horev CLM <text:span text:style-name="T7">(24pt)</text:span>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82"><text:span text:style-name="T17">דג סקרן שט בים מאוכזב ולפתע מצא חברה</text:span> </text:p>
          </table:table-cell>
          <table:table-cell table:style-name="Table1.B2" office:value-type="string">
            <text:p text:style-name="P23"/>
          </table:table-cell>
          <table:table-cell table:style-name="Table1.D2" office:value-type="string">
            <text:p text:style-name="P27">Noot</text:p>
          </table:table-cell>
        </table:table-row>
        <table:table-row>
          <table:table-cell table:style-name="Table1.A2" table:number-columns-spanned="2" office:value-type="string">
            <text:p text:style-name="P33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gdal HaEmeq</text:p>
          </table:table-cell>
        </table:table-row>
        <table:table-row>
          <table:table-cell table:style-name="Table1.A2" table:number-columns-spanned="2" office:value-type="string">
            <text:p text:style-name="P50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10">Looks Like S'pht</text:p>
          </table:table-cell>
        </table:table-row>
        <table:table-row>
          <table:table-cell table:style-name="Table1.A2" table:number-columns-spanned="2" office:value-type="string">
            <text:p text:style-name="P45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7">Stop Motion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34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Retro Perspective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46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Paskol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35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Asakim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36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Nehama</text:p>
          </table:table-cell>
        </table:table-row>
        <table:table-row>
          <table:table-cell table:style-name="Table1.A2" table:number-columns-spanned="2" office:value-type="string">
            <text:p text:style-name="P39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Gan CLM</text:p>
          </table:table-cell>
        </table:table-row>
        <table:table-row>
          <table:table-cell table:style-name="Table1.A2" table:number-columns-spanned="2" office:value-type="string">
            <text:p text:style-name="P85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87">Fredoka One</text:p>
          </table:table-cell>
        </table:table-row>
        <table:table-row>
          <table:table-cell table:style-name="Table1.A2" table:number-columns-spanned="2" office:value-type="string">
            <text:p text:style-name="P40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9">Trashim CLM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41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Comix No2 CLM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78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Dragon <text:span text:style-name="T7">(18pt)</text:span></text:p>
          </table:table-cell>
        </table:table-row>
        <table:table-row>
          <table:table-cell table:style-name="Table1.A2" table:number-columns-spanned="2" office:value-type="string">
            <text:p text:style-name="P79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ri <text:span text:style-name="T1">(13pt)</text:span></text:p>
          </table:table-cell>
        </table:table-row>
        <table:table-row>
          <table:table-cell table:style-name="Table1.A2" table:number-columns-spanned="2" office:value-type="string">
            <text:p text:style-name="P42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Tnua Libre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60"><text:span text:style-name="T4">דג סקרן שט בים מאוכזב ולפתע מצא חברה</text:span> 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Ellinia CLM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4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Yehuda CLM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61"><text:span text:style-name="T4">דג סקרן שט בים מאוכזב ולפתע מצא חברה</text:span> 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Hillel CLM</text:p>
          </table:table-cell>
        </table:table-row>
        <table:table-row>
          <table:table-cell table:style-name="Table1.A2" table:number-columns-spanned="2" office:value-type="string">
            <text:p text:style-name="P44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Gladia CLM</text:p>
          </table:table-cell>
        </table:table-row>
        <table:table-row>
          <table:table-cell table:style-name="Table1.A2" table:number-columns-spanned="2" office:value-type="string">
            <text:p text:style-name="P62"><text:span text:style-name="T5">דג סקרן שט בים מאוכזב ולפתע מצא חברה</text:span><text:span text:style-name="T9"> </text:span>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Ozrad CLM</text:p>
          </table:table-cell>
        </table:table-row>
        <table:table-row>
          <table:table-cell table:style-name="Table1.A2" table:number-columns-spanned="2" office:value-type="string">
            <text:p text:style-name="P82"><text:span text:style-name="T19">דג סקרן שט בים מאוכזב ולפתע מצא חברה</text:span> </text:p>
          </table:table-cell>
          <table:covered-table-cell/>
          <table:table-cell table:style-name="Table1.B2" office:value-type="string">
            <text:p text:style-name="P23"/>
          </table:table-cell>
          <table:table-cell table:style-name="Table1.D2" office:value-type="string">
            <text:p text:style-name="P27">Ptil <text:span text:style-name="T20">Wide</text:span></text:p>
          </table:table-cell>
        </table:table-row>
        <table:table-row>
          <table:table-cell table:style-name="Table1.A2" table:number-columns-spanned="2" office:value-type="string">
            <text:p text:style-name="P52">דג סקרן שט בים מאוכזב ולפתע מצא חברה</text:p>
          </table:table-cell>
          <table:covered-table-cell/>
          <table:table-cell table:style-name="Table1.B2" office:value-type="string">
            <text:p text:style-name="P23"/>
          </table:table-cell>
          <table:table-cell table:style-name="Table1.D2" office:value-type="string">
            <text:p text:style-name="P29">ShArpie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63"><text:span text:style-name="T6">דג סקרן שט בים מאוכזב ולפתע מצא חברה</text:span><text:span text:style-name="T10"> </text:span>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Journal CLM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82"><text:span text:style-name="T18">דג סקרן שט בים מאוכזב ולפתע מצא חברה</text:span> </text:p>
          </table:table-cell>
          <table:table-cell table:style-name="Table1.B2" office:value-type="string">
            <text:p text:style-name="P23"/>
          </table:table-cell>
          <table:table-cell table:style-name="Table1.D2" office:value-type="string">
            <text:p text:style-name="P27">Ptil Narrow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51">דג סקרן שט בים מאוכזב ולפתע מצא חברה</text:p>
          </table:table-cell>
          <table:table-cell table:style-name="Table1.B2" office:value-type="string">
            <text:p text:style-name="P23"/>
          </table:table-cell>
          <table:table-cell table:style-name="Table1.D2" office:value-type="string">
            <text:p text:style-name="P28">Amatica SC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37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Nachlaot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59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Ktav-Yad CLM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65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8">Ellinoa CLM (Italics)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67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Refoyl <text:span text:style-name="T8">(12 pt)</text:span></text:p>
          </table:table-cell>
        </table:table-row>
        <table:table-row>
          <table:table-cell table:style-name="Table1.A2" office:value-type="string">
            <text:p text:style-name="P81"/>
          </table:table-cell>
          <table:table-cell table:style-name="Table1.B2" office:value-type="string">
            <text:p text:style-name="P38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Anka CLM <text:span text:style-name="T8">(13pt)</text:span></text:p>
          </table:table-cell>
        </table:table-row>
      </table:table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3"><text:span text:style-name="T15">Samaritan and ancient </text:span><text:span text:style-name="T16">Semitic</text:span><text:span text:style-name="T15"> scripts</text:span></text:p>
          </table:table-cell>
          <table:table-cell table:style-name="Table2.B1" office:value-type="string">
            <text:p text:style-name="P77">שפן אכל קצת גזר בטעם חסה ודי</text:p>
          </table:table-cell>
          <table:table-cell table:style-name="Table2.B1" office:value-type="string">
            <text:p text:style-name="P1"/>
          </table:table-cell>
          <table:table-cell table:style-name="Table2.D1" office:value-type="string">
            <text:p text:style-name="P4">Hebrew Square Samaritan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8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Qumran <text:s/><text:span text:style-name="T14">(11pt)</text:span>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6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Siloam 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7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Lakhish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7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Gezer 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7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Mesha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7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Imperial Yeb 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7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Early Bar-Raqib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B2" office:value-type="string">
            <text:p text:style-name="P7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VIIBCE </text:p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P7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Phoenician Ahiram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6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Proto Canaanite <text:span text:style-name="T14">12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matica SC" svg:font-family="'Amatica SC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ShArpie" svg:font-family="ShArpie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Fredoka One" svg:font-family="'Fredoka One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plus 1p" svg:font-family="'Mplus 1p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9:20.835000000</meta:creation-date>
    <dc:date>2018-09-02T21:23:43.695000000</dc:date>
    <meta:editing-duration>PT1H8M18S</meta:editing-duration>
    <meta:editing-cycles>16</meta:editing-cycles>
    <meta:generator>LibreOffice/6.0.5.2$Windows_X86_64 LibreOffice_project/54c8cbb85f300ac59db32fe8a675ff7683cd5a16</meta:generator>
    <meta:print-date>2016-04-08T14:03:36.672000000</meta:print-date>
    <meta:document-statistic meta:table-count="2" meta:image-count="0" meta:object-count="0" meta:page-count="2" meta:paragraph-count="114" meta:word-count="568" meta:character-count="2782" meta:non-whitespace-character-count="2313"/>
  </office:meta>
</office:document-meta>
</file>